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316cm" svg:height="3.231cm" svg:x="1.393cm" svg:y="2.145cm">
          <text:p text:style-name="P1">Mainli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316cm" svg:height="3.231cm" svg:x="1.393cm" svg:y="9.946cm">
          <text:p text:style-name="P1">Interrupt hand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316cm" svg:height="3.231cm" svg:x="1.393cm" svg:y="15.047cm">
          <text:p text:style-name="P1">Hard disk control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26cm" svg:height="2.145cm" svg:x="9.469cm" svg:y="6.54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1.226cm" svg:height="2.145cm" svg:x="10.369cm" svg:y="6.546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1.226cm" svg:height="2.145cm" svg:x="11.269cm" svg:y="6.54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1.226cm" svg:height="2.145cm" svg:x="12.169cm" svg:y="6.548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1.226cm" svg:height="2.145cm" svg:x="13.069cm" svg:y="6.549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1.226cm" svg:height="2.145cm" svg:x="13.969cm" svg:y="6.5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1.226cm" svg:height="2.145cm" svg:x="14.869cm" svg:y="6.55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3" draw:text-style-name="P3" draw:layer="layout" svg:width="5.486cm" svg:height="0.962cm" svg:x="16.906cm" svg:y="7.325cm">
          <draw:text-box>
            <text:p>Request queue</text:p>
          </draw:text-box>
        </draw:frame>
        <draw:line draw:style-name="gr4" draw:text-style-name="P4" draw:layer="layout" svg:x1="11.057cm" svg:y1="5.431cm" svg:x2="11.029cm" svg:y2="6.434cm">
          <text:p/>
        </draw:line>
        <draw:frame draw:style-name="gr5" draw:text-style-name="P5" draw:layer="layout" svg:width="5.486cm" svg:height="0.725cm" svg:x="11.347cm" svg:y="5.531cm">
          <draw:text-box>
            <text:p><text:span text:style-name="T1">Place request in queue</text:span></text:p>
          </draw:text-box>
        </draw:frame>
        <draw:frame draw:style-name="gr5" draw:text-style-name="P5" draw:layer="layout" svg:width="8.26cm" svg:height="0.725cm" svg:x="15.608cm" svg:y="8.93cm">
          <draw:text-box>
            <text:p><text:span text:style-name="T1">Remove last request, send next request</text:span></text:p>
          </draw:text-box>
        </draw:frame>
        <draw:line draw:style-name="gr4" draw:text-style-name="P4" draw:layer="layout" svg:x1="11.999cm" svg:y1="14.878cm" svg:x2="11.999cm" svg:y2="13.346cm">
          <text:p/>
        </draw:line>
        <draw:frame draw:style-name="gr5" draw:text-style-name="P5" draw:layer="layout" svg:width="8.26cm" svg:height="0.725cm" svg:x="3.576cm" svg:y="13.889cm">
          <draw:text-box>
            <text:p><text:span text:style-name="T1">Send interrupt</text:span></text:p>
          </draw:text-box>
        </draw:frame>
        <draw:frame draw:style-name="gr5" draw:text-style-name="P5" draw:layer="layout" svg:width="8.26cm" svg:height="0.725cm" svg:x="16.164cm" svg:y="13.862cm">
          <draw:text-box>
            <text:p><text:span text:style-name="T1">Send request</text:span></text:p>
          </draw:text-box>
        </draw:frame>
        <draw:line draw:style-name="gr4" draw:text-style-name="P4" draw:layer="layout" svg:x1="15.485cm" svg:y1="13.397cm" svg:x2="15.485cm" svg:y2="15.012cm">
          <text:p/>
        </draw:line>
        <draw:line draw:style-name="gr4" draw:text-style-name="P4" draw:layer="layout" svg:x1="14.594cm" svg:y1="8.963cm" svg:x2="14.594cm" svg:y2="9.855cm">
          <text:p/>
        </draw:line>
        <draw:line draw:style-name="gr4" draw:text-style-name="P4" draw:layer="layout" svg:x1="15.485cm" svg:y1="9.748cm" svg:x2="15.485cm" svg:y2="8.913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1-10-17T21:22:35</meta:creation-date>
    <dc:date>2011-10-17T21:29:34</dc:date>
    <dc:creator>Christian </dc:creator>
    <meta:editing-duration>PT6M59S</meta:editing-duration>
    <meta:editing-cycles>1</meta:editing-cycles>
    <meta:generator>LibreOffice/5.1.6.2$Linux_X86_64 LibreOffice_project/10m0$Build-2</meta:generator>
    <meta:document-statistic meta:object-count="43"/>
  </office:meta>
</office:document-meta>
</file>